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7869" officeooo:paragraph-rsid="000e786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e7869" officeooo:paragraph-rsid="000e786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7869" officeooo:paragraph-rsid="001868a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c020" officeooo:paragraph-rsid="000fc0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fc020" officeooo:paragraph-rsid="000fc02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e7869" officeooo:paragraph-rsid="000e7869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e7869" officeooo:paragraph-rsid="000e786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7869" officeooo:paragraph-rsid="001c3a5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0fb66" officeooo:paragraph-rsid="0010fb66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fc020" officeooo:paragraph-rsid="000fc02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fb66" style:font-weight-asian="bold" style:font-weight-complex="bold"/>
    </style:style>
    <style:style style:name="T3" style:family="text">
      <style:text-properties fo:font-weight="bold" officeooo:rsid="0013de0a" style:font-weight-asian="bold" style:font-weight-complex="bold"/>
    </style:style>
    <style:style style:name="T4" style:family="text">
      <style:text-properties fo:font-weight="bold" officeooo:rsid="001868a6" style:font-weight-asian="bold" style:font-weight-complex="bold"/>
    </style:style>
    <style:style style:name="T5" style:family="text">
      <style:text-properties fo:font-weight="bold" officeooo:rsid="0019fd90" style:font-weight-asian="bold" style:font-weight-complex="bold"/>
    </style:style>
    <style:style style:name="T6" style:family="text">
      <style:text-properties fo:font-weight="bold" officeooo:rsid="001c3a5d" style:font-weight-asian="bold" style:font-weight-complex="bold"/>
    </style:style>
    <style:style style:name="T7" style:family="text">
      <style:text-properties officeooo:rsid="000fc02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9fd90" style:font-style-asian="italic" style:font-style-complex="italic"/>
    </style:style>
    <style:style style:name="T10" style:family="text">
      <style:text-properties fo:font-style="italic" officeooo:rsid="001868a6" style:font-style-asian="italic" style:font-style-complex="italic"/>
    </style:style>
    <style:style style:name="T11" style:family="text">
      <style:text-properties fo:font-style="italic" officeooo:rsid="001c3a5d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0fb66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3a5d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0fb66" style:font-style-asian="normal" style:font-style-complex="normal"/>
    </style:style>
    <style:style style:name="T18" style:family="text">
      <style:text-properties fo:font-style="normal" style:text-underline-style="none" officeooo:rsid="0019fd90" style:font-style-asian="normal" style:font-style-complex="normal"/>
    </style:style>
    <style:style style:name="T19" style:family="text">
      <style:text-properties officeooo:rsid="0010fb66"/>
    </style:style>
    <style:style style:name="T20" style:family="text">
      <style:text-properties officeooo:rsid="001868a6"/>
    </style:style>
    <style:style style:name="T21" style:family="text">
      <style:text-properties officeooo:rsid="0019a043"/>
    </style:style>
    <style:style style:name="T22" style:family="text">
      <style:text-properties officeooo:rsid="0019fd90"/>
    </style:style>
    <style:style style:name="T23" style:family="text">
      <style:text-properties officeooo:rsid="001acb74"/>
    </style:style>
    <style:style style:name="T24" style:family="text">
      <style:text-properties officeooo:rsid="001c3a5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he raw data is normalized and transformed</text:p>
      <text:p text:style-name="P1"/>
      <text:p text:style-name="P2">This text documents associated <text:span text:style-name="T7">with </text:span>code in <text:span text:style-name="T1">normalize.and.transform.R</text:span> and <text:span text:style-name="T1">GCAT.main.R</text:span> class.</text:p>
      <text:p text:style-name="P2"/>
      <text:p text:style-name="P4">The following procedures are performed with details in <text:span text:style-name="T5">GCAT.main.R</text:span><text:span text:style-name="T22"> and <text:s/></text:span><text:span text:style-name="T1">normalize.and.transform</text:span> class:</text:p>
      <text:p text:style-name="P5"/>
      <text:list xml:id="list4150759040906283480" text:style-name="L1">
        <text:list-item>
          <text:p text:style-name="P7">Set all timepoints to active for now using "points.to.remove=0" argument with &lt;remove.points&gt; and adds an extra column to the "well.array" slot of each well specifying which points to remove when data is retrieved from the well. </text:p>
          <text:p text:style-name="P7"/>
        </text:list-item>
        <text:list-item>
          <text:p text:style-name="P9">Remove specified timepoints across wells (use "points.to.remove=NULL" if no points to remove) </text:p>
          <text:p text:style-name="P9"/>
          <text:p text:style-name="P10">The procedure of removing points <text:span text:style-name="T19">is</text:span> performed in <text:span text:style-name="T1">normalize.and.transform</text:span> class. The function <text:span text:style-name="T9">remove.points</text:span><text:span text:style-name="T22"> </text:span>receives two parameters: input.well (raw data of well object) and points to be removed. At first, the procedure will copy the <text:span text:style-name="T8">“Remove”</text:span><text:span text:style-name="T14"> column or create a new one if and only if it does not exist to the well. <text:s/>After that, check if the </text:span><text:span text:style-name="T12">points </text:span><text:span text:style-name="T16">argument if it is a logical vector or not, recycle it along the length of “</text:span><text:span text:style-name="T12">Remove”</text:span><text:span text:style-name="T16">. </text:span><text:span text:style-name="T17">If </text:span><text:span text:style-name="T13">points </text:span><text:span text:style-name="T18">parameter</text:span><text:span text:style-name="T17"> is not a logical vector, try to separate positive and negative integers (??). If </text:span><text:span text:style-name="T13">points</text:span><text:span text:style-name="T17"> contains only zeros, reset the Remove vector to all False. Finally, the procedure replaces the </text:span><text:span text:style-name="T13">Remove</text:span><text:span text:style-name="T17"> column </text:span><text:span text:style-name="T18">with the copied (or newly created) column</text:span><text:span text:style-name="T17">. </text:span></text:p>
          <text:p text:style-name="P7"/>
        </text:list-item>
        <text:list-item>
          <text:p text:style-name="P7">Normalize ODs using specified method and adding a constant if desired and sets the "norm" slot of each well to a value to be subtracted from OD values whenever data is retrieved from the well. &lt;Refer to normalize.ODs function in <text:span text:style-name="T1">normalize.and.transform.R class&gt;</text:span></text:p>
        </text:list-item>
      </text:list>
      <text:p text:style-name="P6"/>
      <text:p text:style-name="P2"><text:span text:style-name="T1"><text:tab/></text:span><text:span text:style-name="T19">The procedure of normalizing ODs is performed in </text:span><text:span text:style-name="T2">normalize.and.transform</text:span><text:span text:style-name="T19"> class. The <text:tab/>function receives input.well, normalize method, blank value and adding constant as parameters.</text:span></text:p>
      <text:p text:style-name="P8"><text:tab/><text:span text:style-name="T19">Normally, the function will use the blank OD and set the blank OD (minus the constant to be <text:tab/>added) to the "norm" slot of each well. </text:span></text:p>
      <text:p text:style-name="P8"><text:tab/></text:p>
      <text:p text:style-name="P8"><text:tab/><text:span text:style-name="T24">If the normalize.method is </text:span><text:span text:style-name="T11">average.blank, </text:span></text:p>
      <text:p text:style-name="P8"><text:span text:style-name="T15"/></text:p>
      <text:p text:style-name="P8"><text:span text:style-name="T15"><text:tab/>If the normalize.method is </text:span><text:span text:style-name="T11">average.first</text:span><text:span text:style-name="T15">, </text:span></text:p>
      <text:p text:style-name="P8"><text:span text:style-name="T15"/></text:p>
      <text:p text:style-name="P8"><text:span text:style-name="T15"><text:tab/>Otherwise, </text:span></text:p>
      <text:p text:style-name="P2"/>
      <text:list xml:id="list164548308176750" text:continue-numbering="true" text:style-name="L1">
        <text:list-item>
          <text:p text:style-name="P7">Transform ODs on the logarithmic scale, regardless of whether &lt;use.log&gt; is true, an extra column of log-transformed values is added to the <text:span text:style-name="T23">each well object in the </text:span>"well.array". <text:span text:style-name="T23">T</text:span>he "use.log" slot of each well is set instead to determine whether the transformed values will be returned when data is retrieved from the well. &lt;Refer to transform.ODs function in <text:span text:style-name="T1">normalize.and.transform.R</text:span> class&gt;</text:p>
        </text:list-item>
      </text:list>
      <text:p text:style-name="P2"><text:tab/></text:p>
      <text:p text:style-name="P3"><text:tab/><text:span text:style-name="T20">The proceedure of transforming ODs is carried out in </text:span><text:span text:style-name="T10">transform.ODs</text:span><text:span text:style-name="T20"> function in <text:tab/></text:span><text:span text:style-name="T4">normalize.and.transform </text:span><text:span text:style-name="T20">class. The function adds a "log.OD" column to the "screen.data" slot <text:tab/>of a well object with log-transformed data. It also checks to see if any of the raw OD values <text:tab/>(before a certain timepoint) is below the blank OD. <text:s/>All the points from the analysis that fall <text:s/></text:span><text:soft-page-break/><text:span text:style-name="T20"><text:tab/>below the blank value will be removed. Also, if any points fall below the blank value by more <text:tab/>than 0.2 * const (an added-constant) and before the cutoff index, the well will be removed from <text:tab/>the analysis. Now, the function will take the natural log of the rest of the OD values and stores </text:span></text:p>
      <text:p text:style-name="P3"><text:tab/><text:span text:style-name="T21">each of these values in the newly created “log.OD” column. <text:s/></text:span></text:p>
      <text:p text:style-name="P3"><text:tab/></text:p>
      <text:p text:style-name="P3"><text:tab/><text:span text:style-name="T21">The input.well will now have a new column “screen.data”. And the “log.OD” column is a part <text:tab/>of “screen.dat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9T15:28:21.290441916</meta:creation-date>
    <dc:date>2014-06-02T16:45:47.590294121</dc:date>
    <dc:creator>Minh </dc:creator>
    <meta:editing-duration>PT2H45M29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2" meta:paragraph-count="19" meta:word-count="503" meta:character-count="3159" meta:non-whitespace-character-count="2642"/>
  </office:meta>
</office:document-meta>
</file>